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5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8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11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14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17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1619.80pt"/>
          <style:tab-stop style:position="143.45pt"/>
        </style:tab-stops>
      </style:paragraph-properties>
    </style:style>
    <style:style style:name="P20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23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80pt" fo:text-indent="-5.40pt">
        <style:tab-stops>
          <style:tab-stop style:position="24.20pt"/>
          <style:tab-stop style:position="26311.40pt"/>
          <style:tab-stop style:position="421115.85pt" style:type="right"/>
          <style:tab-stop style:position="-5.80pt"/>
          <style:tab-stop style:position="143.45pt"/>
        </style:tab-stops>
      </style:paragraph-properties>
    </style:style>
    <style:style style:name="P32" style:family="paragraph">
      <style:paragraph-properties fo:line-height="100.00%" fo:text-align="left" fo:margin-bottom="8.00pt"/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00.00%" fo:text-align="left" fo:margin-bottom="8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00.00%" fo:text-align="left" fo:margin-bottom="8.00pt"/>
    </style: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00.00%" fo:text-align="left" fo:margin-bottom="8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left" fo:margin-bottom="8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00.00%" fo:text-align="left" fo:margin-bottom="8.00pt"/>
    </style:style>
    <style:style style:name="P4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416667in"/>
    </style:style>
    <style:style style:name="TableColumn0101" style:family="table-column">
      <style:table-column-properties style:column-width="2.072917in"/>
    </style:style>
    <style:style style:name="TableColumn0102" style:family="table-column">
      <style:table-column-properties style:column-width="0.201389in"/>
    </style:style>
    <style:style style:name="TableColumn0103" style:family="table-column">
      <style:table-column-properties style:column-width="2.072917in"/>
    </style:style>
    <style:style style:name="TableColumn0104" style:family="table-column">
      <style:table-column-properties style:column-width="1.760417in"/>
    </style:style>
    <style:style style:name="Table01" style:family="table">
      <style:table-properties style:width="6.524306in" fo:margin-left="0.000000in" style:writing-mode="lr" table:align="left" style:may-break-between-rows="true"/>
    </style:style>
    <style:style style:name="TableRow0100" style:family="table-row">
      <style:table-row-properties style:min-row-height="0.479167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 style:min-row-height="0.656250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 style:min-row-height="0.53125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4" style:family="table-row">
      <style:table-row-properties style:min-row-height="0.947917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5" style:family="table-row">
      <style:table-row-properties style:min-row-height="0.489583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6" style:family="table-row">
      <style:table-row-properties style:min-row-height="1.125000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7" style:family="table-row">
      <style:table-row-properties style:min-row-height="0.489583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8" style:family="table-row">
      <style:table-row-properties style:min-row-height="0.489583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8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9" style:family="table-row">
      <style:table-row-properties style:min-row-height="0.489583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9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10" style:family="table-row">
      <style:table-row-properties style:min-row-height="0.489583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1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TimezoneConvertor Test Cases</text:span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3"><text:span text:style-name="T4">s/n</text:span><text:span text:style-name="T5"/></text:p>
          </table:table-cell>
          <table:table-cell table:style-name="TableCell010001">
            <text:p text:style-name="P3"><text:span text:style-name="T6">Test cases</text:span><text:span text:style-name="T7"/></text:p>
          </table:table-cell>
          <table:table-cell table:style-name="TableCell010002">
            <text:p text:style-name="P3"><text:span text:style-name="T7"/></text:p>
          </table:table-cell>
          <table:table-cell table:style-name="TableCell010003">
            <text:p text:style-name="P3"><text:span text:style-name="T8">Expected Result</text:span><text:span text:style-name="T9"/></text:p>
          </table:table-cell>
          <table:table-cell table:style-name="TableCell010004">
            <text:p text:style-name="P3"><text:span text:style-name="T10">Actual Result</text:span><text:span text:style-name="T11"/></text:p>
          </table:table-cell>
        </table:table-row>
        <table:table-row table:style-name="TableRow0101">
          <table:table-cell table:style-name="TableCell010100">
            <text:p text:style-name="P6"><text:span text:style-name="T12">1.</text:span><text:span text:style-name="T13"/></text:p>
          </table:table-cell>
          <table:table-cell table:style-name="TableCell010101">
            <text:p text:style-name="P6"><text:span text:style-name="T14">Select the timezone dropdowns of from and to and select the time and date to be converted and hit the submit button.</text:span><text:span text:style-name="T15"/></text:p>
          </table:table-cell>
          <table:table-cell table:style-name="TableCell010102">
            <text:p text:style-name="P6"><text:span text:style-name="T15"/></text:p>
          </table:table-cell>
          <table:table-cell table:style-name="TableCell010103">
            <text:p text:style-name="P6"><text:span text:style-name="T16">Output textbox should display the converted time and date of the selected timezone</text:span><text:span text:style-name="T17"/></text:p>
          </table:table-cell>
          <table:table-cell table:style-name="TableCell010104">
            <text:p text:style-name="P6"><text:span text:style-name="T18">Output textbox is displaying the converted time and date of the selected timezone</text:span><text:span text:style-name="T19"/></text:p>
          </table:table-cell>
        </table:table-row>
        <table:table-row table:style-name="TableRow0102">
          <table:table-cell table:style-name="TableCell010200">
            <text:p text:style-name="P9"><text:span text:style-name="T20">2.</text:span><text:span text:style-name="T21"/></text:p>
          </table:table-cell>
          <table:table-cell table:style-name="TableCell010201">
            <text:p text:style-name="P9"><text:span text:style-name="T22">Hitting the submit button without selecting the date and time to be converted</text:span><text:span text:style-name="T23"/></text:p>
          </table:table-cell>
          <table:table-cell table:style-name="TableCell010202">
            <text:p text:style-name="P9"><text:span text:style-name="T23"/></text:p>
          </table:table-cell>
          <table:table-cell table:style-name="TableCell010203">
            <text:p text:style-name="P9"><text:span text:style-name="T24">Message should be displayed which shows "enter time and date"</text:span><text:span text:style-name="T25"/></text:p>
          </table:table-cell>
          <table:table-cell table:style-name="TableCell010204">
            <text:p text:style-name="P9"><text:span text:style-name="T26">Message is being displayed which shows "enter time and date"</text:span><text:span text:style-name="T27"/></text:p>
          </table:table-cell>
        </table:table-row>
        <table:table-row table:style-name="TableRow0103">
          <table:table-cell table:style-name="TableCell010300">
            <text:p text:style-name="P12"><text:span text:style-name="T28">3.</text:span><text:span text:style-name="T29"/></text:p>
          </table:table-cell>
          <table:table-cell table:style-name="TableCell010301">
            <text:p text:style-name="P12"><text:span text:style-name="T30">Select from timezone to Asia/Kolkatta and to timezone to Japan and select the date and time from picker and hit the submit button.</text:span><text:span text:style-name="T31"/></text:p>
          </table:table-cell>
          <table:table-cell table:style-name="TableCell010302">
            <text:p text:style-name="P12"><text:span text:style-name="T31"/></text:p>
          </table:table-cell>
          <table:table-cell table:style-name="TableCell010303">
            <text:p text:style-name="P12"><text:span text:style-name="T32">Output textbox should display the converted time and date of<text:s text:c="2"/>Japan .</text:span><text:span text:style-name="T33"/></text:p>
          </table:table-cell>
          <table:table-cell table:style-name="TableCell010304">
            <text:p text:style-name="P12"><text:span text:style-name="T34">Output textbox is<text:s text:c="2"/>displaying<text:s text:c="2"/>the converted time and date of<text:s text:c="2"/>Japan .</text:span><text:span text:style-name="T35"/></text:p>
          </table:table-cell>
        </table:table-row>
        <table:table-row table:style-name="TableRow0104">
          <table:table-cell table:style-name="TableCell010400">
            <text:p text:style-name="P15"><text:span text:style-name="T36">4.</text:span><text:span text:style-name="T37"/></text:p>
          </table:table-cell>
          <table:table-cell table:style-name="TableCell010401">
            <text:p text:style-name="P15"><text:span text:style-name="T38">Select from timezone to America/chicago and to timezone to Japan and select the date and time from picker and hit the submit button.</text:span><text:span text:style-name="T39"/></text:p>
          </table:table-cell>
          <table:table-cell table:style-name="TableCell010402">
            <text:p text:style-name="P15"><text:span text:style-name="T39"/></text:p>
          </table:table-cell>
          <table:table-cell table:style-name="TableCell010403">
            <text:p text:style-name="P15"><text:span text:style-name="T40">Output textbox should display the converted time and date of<text:s text:c="2"/>Japan.</text:span><text:span text:style-name="T41"/></text:p>
          </table:table-cell>
          <table:table-cell table:style-name="TableCell010404">
            <text:p text:style-name="P15"><text:span text:style-name="T42">Output textbox is displaying the converted time and date of<text:s text:c="2"/>Japan.</text:span><text:span text:style-name="T43"/></text:p>
          </table:table-cell>
        </table:table-row>
        <table:table-row table:style-name="TableRow0105">
          <table:table-cell table:style-name="TableCell010500">
            <text:p text:style-name="P18"><text:span text:style-name="T43">5</text:span></text:p>
          </table:table-cell>
          <table:table-cell table:style-name="TableCell010501">
            <text:p text:style-name="P18"><text:span text:style-name="T43">Select from timezone to Asia/Kolkatta and to timezone to America/chicago and select the date and time from picker and hit the submit button.</text:span></text:p>
          </table:table-cell>
          <table:table-cell table:style-name="TableCell010502">
            <text:p text:style-name="P18"><text:span text:style-name="T43"/></text:p>
          </table:table-cell>
          <table:table-cell table:style-name="TableCell010503">
            <text:p text:style-name="P18"><text:span text:style-name="T44">Output textbox should display the converted time and date of America/chicago.</text:span><text:span text:style-name="T45"/></text:p>
          </table:table-cell>
          <table:table-cell table:style-name="TableCell010504">
            <text:p text:style-name="P18"><text:span text:style-name="T46">Output textbox is displaying the converted time and date of America/chicago.</text:span><text:span text:style-name="T47"/></text:p>
          </table:table-cell>
        </table:table-row>
        <table:table-row table:style-name="TableRow0106">
          <table:table-cell table:style-name="TableCell010600">
            <text:p text:style-name="P21"><text:span text:style-name="T49">6</text:span></text:p>
          </table:table-cell>
          <table:table-cell table:style-name="TableCell010601">
            <text:p text:style-name="P21"><text:span text:style-name="T49">Select from timezone to Asia/Kolkatta and to timezone to Europe/Moscow and select the date and time from picker and hit the submit button.</text:span></text:p>
          </table:table-cell>
          <table:table-cell table:style-name="TableCell010602">
            <text:p text:style-name="P21"><text:span text:style-name="T49"/></text:p>
          </table:table-cell>
          <table:table-cell table:style-name="TableCell010603">
            <text:p text:style-name="P21"><text:span text:style-name="T49">Output textbox should display the converted time and date of Europe/moscow.</text:span></text:p>
          </table:table-cell>
          <table:table-cell table:style-name="TableCell010604">
            <text:p text:style-name="P21"><text:span text:style-name="T49">Output textbox is displaying the converted time and date of Europe/moscow.</text:span></text:p>
          </table:table-cell>
        </table:table-row>
        <table:table-row table:style-name="TableRow0107">
          <table:table-cell table:style-name="TableCell010700">
            <text:p text:style-name="P24"><text:span text:style-name="T51">7</text:span></text:p>
          </table:table-cell>
          <table:table-cell table:style-name="TableCell010701">
            <text:p text:style-name="P24"><text:span text:style-name="T51">Select from timezone to Europe/Moscow and to timezone to Japan and select the date and time from picker and hit the submit button.</text:span></text:p>
          </table:table-cell>
          <table:table-cell table:style-name="TableCell010702">
            <text:p text:style-name="P24"><text:span text:style-name="T51"/></text:p>
          </table:table-cell>
          <table:table-cell table:style-name="TableCell010703">
            <text:p text:style-name="P24"><text:span text:style-name="T51">Output textbox should display the converted time and date of Japan.</text:span></text:p>
          </table:table-cell>
          <table:table-cell table:style-name="TableCell010704">
            <text:p text:style-name="P24"><text:span text:style-name="T51">Output textbox is displaying the converted time and date of Japan.</text:span></text:p>
          </table:table-cell>
        </table:table-row>
        <table:table-row table:style-name="TableRow0108">
          <table:table-cell table:style-name="TableCell010800">
            <text:p text:style-name="P26"><text:span text:style-name="T53">8</text:span></text:p>
          </table:table-cell>
          <table:table-cell table:style-name="TableCell010801">
            <text:p text:style-name="P26"><text:span text:style-name="T53">Select from timezone to America/chicago and to timezone to Europe/moscow and select the date and time from picker and hit the submit button.</text:span></text:p>
          </table:table-cell>
          <table:table-cell table:style-name="TableCell010802">
            <text:p text:style-name="P26"><text:span text:style-name="T53"/></text:p>
          </table:table-cell>
          <table:table-cell table:style-name="TableCell010803">
            <text:p text:style-name="P26"><text:span text:style-name="T53">Output textbox should display the converted time and date of Europe/moscow.</text:span></text:p>
          </table:table-cell>
          <table:table-cell table:style-name="TableCell010804">
            <text:p text:style-name="P26"><text:span text:style-name="T53">Output textbox is displaying the converted time and date of Europe/moscow.</text:span></text:p>
          </table:table-cell>
        </table:table-row>
        <table:table-row table:style-name="TableRow0109">
          <table:table-cell table:style-name="TableCell010900">
            <text:p text:style-name="P28"><text:span text:style-name="T55">9</text:span></text:p>
          </table:table-cell>
          <table:table-cell table:style-name="TableCell010901">
            <text:p text:style-name="P28"><text:span text:style-name="T55">Select from timezone to Asia/Kolkatta and to timezone to Iceland and select the date and time from picker and hit the submit button.</text:span></text:p>
          </table:table-cell>
          <table:table-cell table:style-name="TableCell010902">
            <text:p text:style-name="P28"><text:span text:style-name="T55"/></text:p>
          </table:table-cell>
          <table:table-cell table:style-name="TableCell010903">
            <text:p text:style-name="P28"><text:span text:style-name="T55">Output textbox should display the converted time and date of iceland.</text:span></text:p>
          </table:table-cell>
          <table:table-cell table:style-name="TableCell010904">
            <text:p text:style-name="P28"><text:span text:style-name="T55">Output textbox is displaying the converted time and date of iceland.</text:span></text:p>
          </table:table-cell>
        </table:table-row>
        <table:table-row table:style-name="TableRow0110">
          <table:table-cell table:style-name="TableCell011000">
            <text:p text:style-name="P30"><text:span text:style-name="T57">10</text:span></text:p>
          </table:table-cell>
          <table:table-cell table:style-name="TableCell011001">
            <text:p text:style-name="P30"><text:span text:style-name="T57">Select from timezone to iceland and to timezone to America/chicago and select the date and time from picker and hit the submit button.</text:span></text:p>
          </table:table-cell>
          <table:table-cell table:style-name="TableCell011002">
            <text:p text:style-name="P30"><text:span text:style-name="T57"/></text:p>
          </table:table-cell>
          <table:table-cell table:style-name="TableCell011003">
            <text:p text:style-name="P30"><text:span text:style-name="T57">Output textbox should display the converted time and date of America/chicago.</text:span></text:p>
          </table:table-cell>
          <table:table-cell table:style-name="TableCell011004">
            <text:p text:style-name="P30"><text:span text:style-name="T57">Output textbox is displayingthe converted time and date of America/chicago.</text:span></text:p>
          </table:table-cell>
        </table:table-row>
      </table:table>
      <text:p text:style-name="P32"><text:span text:style-name="T57"/></text:p>
      <text:p text:style-name="P33"><text:span text:style-name="T57"/></text:p>
      <text:p text:style-name="P34"><text:span text:style-name="T57"/></text:p>
      <text:p text:style-name="P35"><text:span text:style-name="T57"/></text:p>
      <text:p text:style-name="P36"><text:span text:style-name="T57"/></text:p>
      <text:p text:style-name="P37"><text:span text:style-name="T57"/></text:p>
      <text:p text:style-name="P38"><text:span text:style-name="T57"/></text:p>
      <text:p text:style-name="P39"><text:span text:style-name="T57"/></text:p>
      <text:p text:style-name="P40"><text:span text:style-name="T57"/></text:p>
      <text:p text:style-name="P41"><text:span text:style-name="T57"/></text:p>
      <text:p text:style-name="P42"><text:span text:style-name="T58"/></text:p>
      <text:p text:style-name="P43"><text:span text:style-name="T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